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5-10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5-08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5-05-1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5-02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4-10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4-08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4-05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4-02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3-10-25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3-08-22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3-05-2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3-02-1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2-10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2-08-23 0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2-05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2-02-17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1-11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1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1-05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1-02-22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0-10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0-08-1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20-02-24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9-10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9-08-2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9-05-0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9-02-2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8-10-3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8-08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8-05-14 16:4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8-05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8-02-2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7-11-0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7-08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7-05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7-02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6-11-0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6-07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6-04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6-02-2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5-10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5-07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5-05-0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5-0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4-10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102</text:p>
          </table:table-cell>
          <table:table-cell office:value-type="string" calcext:value-type="string">
            <text:p>23S/26E-12ACC</text:p>
          </table:table-cell>
          <table:table-cell office:value-type="string" calcext:value-type="string">
            <text:p>2014-09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